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officeooo:paragraph-rsid="40763554" style:font-name-asian="Liberation Serif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400064b8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1d9553ce" officeooo:paragraph-rsid="400064b8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40763554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400064b8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1d9553ce"/>
    </style:style>
    <style:style style:name="T3" style:family="text">
      <style:text-properties style:font-name="標楷體1" officeooo:rsid="1e4bd0b0"/>
    </style:style>
    <style:style style:name="T4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size-complex="17pt" style:font-weight-complex="bold"/>
    </style:style>
    <style:style style:name="T5" style:family="text">
      <style:text-properties fo:font-size="17pt" style:text-underline-style="none" fo:font-weight="bold" officeooo:rsid="1d484334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fo:font-size="17pt" style:text-underline-style="none" fo:font-weight="bold" officeooo:rsid="1d502999" style:font-name-asian="標楷體1" style:font-size-asian="17pt" style:language-asian="zh" style:country-asian="TW" style:font-weight-asian="bold" style:font-size-complex="17pt" style:font-weight-complex="bold"/>
    </style:style>
    <style:style style:name="T7" style:family="text">
      <style:text-properties officeooo:rsid="1e389759"/>
    </style:style>
    <style:style style:name="T8" style:family="text">
      <style:text-properties officeooo:rsid="17cb7444"/>
    </style:style>
    <style:style style:name="T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0" style:family="text">
      <style:text-properties officeooo:rsid="1d9553ce"/>
    </style:style>
    <style:style style:name="T11" style:family="text">
      <style:text-properties style:font-name="Arial1" officeooo:rsid="1e389759" style:font-name-asian="Arial1"/>
    </style:style>
    <style:style style:name="T12" style:family="text">
      <style:text-properties style:font-name="Arial1" fo:font-size="17pt" style:text-underline-style="none" fo:font-weight="bold" officeooo:rsid="1d502999" style:font-name-asian="Arial1" style:font-size-asian="17pt" style:language-asian="zh" style:country-asian="TW" style:font-weight-asian="bold" style:font-size-complex="17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65cm" fo:text-indent="-1cm" fo:margin-left="0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1cm" fo:margin-left="1.36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65cm" fo:text-indent="-1cm" fo:margin-left="2.36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6cm" fo:text-indent="-1cm" fo:margin-left="3.3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6cm" fo:text-indent="-1cm" fo:margin-left="4.3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5.3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6.3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64cm" fo:text-indent="-0.998cm" fo:margin-left="7.3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4cm" fo:text-indent="-1cm" fo:margin-left="8.36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64cm" fo:text-indent="-1cm" fo:margin-left="9.364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6304272" text:style-name="L1">
        <text:list-item>
          <text:list>
            <text:list-item>
              <text:p text:style-name="P1"><text:bookmark-start text:name="假定，耶利米書 是 暗喻、隱喻、提示（基督教 認定的）末日審判的 預言"/><text:span text:style-name="T4">假定，耶利米書 是 暗喻、隱喻、提示</text:span><text:span text:style-name="T5">（基督教 認定的）</text:span><text:span text:style-name="T4">末日審判的 預言</text:span><text:bookmark-end text:name="假定，耶利米書 是 暗喻、隱喻、提示（基督教 認定的）末日審判的 預言"/></text:p>
              <text:list>
                <text:list-item>
                  <text:p text:style-name="P1"><text:span text:style-name="T4">耶利米 </text:span><text:span text:style-name="T12">↔</text:span><text:span text:style-name="T6">（基督教 認定的）</text:span><text:span text:style-name="T9">先知</text:span><text:span text:style-name="T6">。</text:span></text:p>
                </text:list-item>
              </text:list>
            </text:list-item>
            <text:list-item>
              <text:p text:style-name="P2"><text:bookmark-start text:name="耶利米書"/>耶利米書<text:bookmark-end text:name="耶利米書"/></text:p>
              <text:list>
                <text:list-item>
                  <text:p text:style-name="P3"><text:bookmark-start text:name="第2章"/><text:span text:style-name="T1">第2</text:span>章<text:bookmark-end text:name="第2章"/>。</text:p>
                  <text:list>
                    <text:list-item>
                      <text:p text:style-name="P4"><text:span text:style-name="T8">耶利米書</text:span>的 <text:span text:style-name="T2">第2</text:span><text:span text:style-name="T10">章</text:span> <text:span text:style-name="T11">↔</text:span><text:span text:style-name="T7"> </text:span>以西結書的 第<text:span text:style-name="T1">1</text:span><text:span text:style-name="T3">6</text:span>章。</text:p>
                      <text:list>
                        <text:list-item>
                          <text:p text:style-name="P5">以西結書 認定，論到你出世的景況，在你初生的日子沒有為你斷臍帶，也沒有用水洗你，使你潔淨，絲毫沒有撒鹽在你身上，也沒有用布裹你。</text:p>
                        </text:list-item>
                        <text:list-item>
                          <text:p text:style-name="P5">以西結書 認定，誰的眼也不可憐你，為你做一件這樣的事憐恤你，但你初生的日子扔在田野，是因你被厭惡。</text:p>
                        </text:list-item>
                        <text:list-item>
                          <text:p text:style-name="P5">以西結書 認定，我從你旁邊經過，見你滾在血中，就對你說，你雖在血中，仍可存活，你雖在血中，仍可存活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5-22T23:40:11.145000000</dc:date>
    <meta:editing-duration>P15DT11H34M42S</meta:editing-duration>
    <meta:editing-cycles>15220</meta:editing-cycles>
    <meta:document-statistic meta:table-count="0" meta:image-count="0" meta:object-count="0" meta:page-count="1" meta:paragraph-count="8" meta:word-count="240" meta:character-count="262" meta:non-whitespace-character-count="249"/>
  </office:meta>
</office:document-meta>
</file>